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.00.0000</text:date>, <text:time style:data-style-name="N2" text:time-value="17:39:10.866044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6:15:24.879670909</meta:creation-date>
    <meta:generator>LibreOffice/6.1.6.3$Linux_X86_64 LibreOffice_project/10$Build-3</meta:generator>
    <dc:date>2019-05-27T18:51:14.237883391</dc:date>
    <meta:editing-duration>PT1H31M32S</meta:editing-duration>
    <meta:editing-cycles>45</meta:editing-cycles>
    <meta:document-statistic meta:table-count="1" meta:cell-count="64" meta:object-count="0"/>
  </office:meta>
</office:document-meta>
</file>